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f64" officeooo:paragraph-rsid="00159f64"/>
    </style:style>
    <style:style style:name="P2" style:family="paragraph" style:parent-style-name="Standard">
      <style:text-properties officeooo:rsid="0016d9ff" officeooo:paragraph-rsid="001a8912"/>
    </style:style>
    <style:style style:name="P3" style:family="paragraph" style:parent-style-name="Standard">
      <style:text-properties officeooo:rsid="0016d9ff" officeooo:paragraph-rsid="0051b725"/>
    </style:style>
    <style:style style:name="P4" style:family="paragraph" style:parent-style-name="Standard">
      <style:text-properties fo:font-weight="bold" officeooo:rsid="001a8912" officeooo:paragraph-rsid="001a8912" style:font-weight-asian="bold" style:font-weight-complex="bold"/>
    </style:style>
    <style:style style:name="P5" style:family="paragraph" style:parent-style-name="Standard">
      <style:text-properties fo:font-weight="bold" officeooo:rsid="0016d9ff" officeooo:paragraph-rsid="0016d9ff" style:font-weight-asian="bold" style:font-weight-complex="bold"/>
    </style:style>
    <style:style style:name="P6" style:family="paragraph" style:parent-style-name="Standard">
      <style:text-properties fo:font-weight="bold" officeooo:rsid="001b0632" officeooo:paragraph-rsid="001b0632" style:font-weight-asian="bold" style:font-weight-complex="bold"/>
    </style:style>
    <style:style style:name="P7" style:family="paragraph" style:parent-style-name="Standard">
      <style:text-properties fo:font-weight="bold" officeooo:rsid="00223cb2" officeooo:paragraph-rsid="00223cb2" style:font-weight-asian="bold" style:font-weight-complex="bold"/>
    </style:style>
    <style:style style:name="P8" style:family="paragraph" style:parent-style-name="Standard">
      <style:text-properties fo:font-weight="bold" officeooo:rsid="00360226" officeooo:paragraph-rsid="00360226" style:font-weight-asian="bold" style:font-weight-complex="bold"/>
    </style:style>
    <style:style style:name="P9" style:family="paragraph" style:parent-style-name="Standard">
      <style:text-properties fo:font-weight="bold" officeooo:rsid="003daf97" officeooo:paragraph-rsid="003daf97" style:font-weight-asian="bold" style:font-weight-complex="bold"/>
    </style:style>
    <style:style style:name="P10" style:family="paragraph" style:parent-style-name="Standard">
      <style:text-properties fo:font-weight="normal" officeooo:rsid="001b0632" officeooo:paragraph-rsid="001a8912" style:font-weight-asian="normal" style:font-weight-complex="normal"/>
    </style:style>
    <style:style style:name="P11" style:family="paragraph" style:parent-style-name="Standard">
      <style:text-properties fo:font-weight="normal" officeooo:rsid="001b0632" officeooo:paragraph-rsid="001b0632" style:font-weight-asian="normal" style:font-weight-complex="normal"/>
    </style:style>
    <style:style style:name="P12" style:family="paragraph" style:parent-style-name="Standard">
      <style:text-properties fo:font-weight="normal" officeooo:rsid="001c7290" officeooo:paragraph-rsid="001c7290" style:font-weight-asian="normal" style:font-weight-complex="normal"/>
    </style:style>
    <style:style style:name="P13" style:family="paragraph" style:parent-style-name="Standard">
      <style:text-properties fo:font-weight="normal" officeooo:rsid="00223cb2" officeooo:paragraph-rsid="00223cb2" style:font-weight-asian="normal" style:font-weight-complex="normal"/>
    </style:style>
    <style:style style:name="P14" style:family="paragraph" style:parent-style-name="Standard">
      <style:text-properties fo:font-weight="normal" officeooo:rsid="0023cc4d" officeooo:paragraph-rsid="002827eb" style:font-weight-asian="normal" style:font-weight-complex="normal"/>
    </style:style>
    <style:style style:name="P15" style:family="paragraph" style:parent-style-name="Standard">
      <style:text-properties fo:font-weight="normal" officeooo:rsid="002827eb" officeooo:paragraph-rsid="002827eb" style:font-weight-asian="normal" style:font-weight-complex="normal"/>
    </style:style>
    <style:style style:name="P16" style:family="paragraph" style:parent-style-name="Standard">
      <style:text-properties fo:font-weight="normal" officeooo:rsid="00360226" officeooo:paragraph-rsid="00360226" style:font-weight-asian="normal" style:font-weight-complex="normal"/>
    </style:style>
    <style:style style:name="P17" style:family="paragraph" style:parent-style-name="Standard">
      <style:text-properties fo:font-weight="normal" officeooo:rsid="003daf97" officeooo:paragraph-rsid="003daf97" style:font-weight-asian="normal" style:font-weight-complex="normal"/>
    </style:style>
    <style:style style:name="P18" style:family="paragraph" style:parent-style-name="Standard">
      <style:text-properties fo:font-weight="normal" officeooo:rsid="0054c909" officeooo:paragraph-rsid="0054c909" style:font-weight-asian="normal" style:font-weight-complex="normal"/>
    </style:style>
    <style:style style:name="P19" style:family="paragraph" style:parent-style-name="Standard" style:list-style-name="L1">
      <style:text-properties fo:font-weight="normal" officeooo:rsid="00223cb2" officeooo:paragraph-rsid="00223cb2" style:font-weight-asian="normal" style:font-weight-complex="normal"/>
    </style:style>
    <style:style style:name="P20" style:family="paragraph" style:parent-style-name="Standard" style:list-style-name="L1">
      <style:text-properties fo:font-weight="normal" officeooo:rsid="00200abc" officeooo:paragraph-rsid="00200abc" style:font-weight-asian="normal" style:font-weight-complex="normal"/>
    </style:style>
    <style:style style:name="P21" style:family="paragraph" style:parent-style-name="Standard" style:list-style-name="L1">
      <style:text-properties fo:font-weight="normal" officeooo:rsid="0021acbb" officeooo:paragraph-rsid="0021acbb" style:font-weight-asian="normal" style:font-weight-complex="normal"/>
    </style:style>
    <style:style style:name="P22" style:family="paragraph" style:parent-style-name="Standard" style:list-style-name="L2">
      <style:text-properties fo:font-weight="normal" officeooo:rsid="002827eb" officeooo:paragraph-rsid="002827eb" style:font-weight-asian="normal" style:font-weight-complex="normal"/>
    </style:style>
    <style:style style:name="P23" style:family="paragraph" style:parent-style-name="Standard" style:list-style-name="L2">
      <style:text-properties fo:font-weight="normal" officeooo:rsid="002827eb" officeooo:paragraph-rsid="005af03b" style:font-weight-asian="normal" style:font-weight-complex="normal"/>
    </style:style>
    <style:style style:name="T1" style:family="text">
      <style:text-properties officeooo:rsid="00186574"/>
    </style:style>
    <style:style style:name="T2" style:family="text">
      <style:text-properties officeooo:rsid="00583e9f"/>
    </style:style>
    <style:style style:name="T3" style:family="text">
      <style:text-properties officeooo:rsid="001b0632"/>
    </style:style>
    <style:style style:name="T4" style:family="text">
      <style:text-properties officeooo:rsid="001c7290"/>
    </style:style>
    <style:style style:name="T5" style:family="text">
      <style:text-properties officeooo:rsid="001e5d1f"/>
    </style:style>
    <style:style style:name="T6" style:family="text">
      <style:text-properties officeooo:rsid="00223cb2"/>
    </style:style>
    <style:style style:name="T7" style:family="text">
      <style:text-properties officeooo:rsid="00251aca"/>
    </style:style>
    <style:style style:name="T8" style:family="text">
      <style:text-properties officeooo:rsid="0029b920"/>
    </style:style>
    <style:style style:name="T9" style:family="text">
      <style:text-properties officeooo:rsid="002a9199"/>
    </style:style>
    <style:style style:name="T10" style:family="text">
      <style:text-properties officeooo:rsid="00331985"/>
    </style:style>
    <style:style style:name="T11" style:family="text">
      <style:text-properties officeooo:rsid="00360226"/>
    </style:style>
    <style:style style:name="T12" style:family="text">
      <style:text-properties officeooo:rsid="00382c77"/>
    </style:style>
    <style:style style:name="T13" style:family="text">
      <style:text-properties officeooo:rsid="0038a9ff"/>
    </style:style>
    <style:style style:name="T14" style:family="text">
      <style:text-properties officeooo:rsid="003b0cb9"/>
    </style:style>
    <style:style style:name="T15" style:family="text">
      <style:text-properties officeooo:rsid="00421fab"/>
    </style:style>
    <style:style style:name="T16" style:family="text">
      <style:text-properties officeooo:rsid="00484e43"/>
    </style:style>
    <style:style style:name="T17" style:family="text">
      <style:text-properties officeooo:rsid="004b3a93"/>
    </style:style>
    <style:style style:name="T18" style:family="text">
      <style:text-properties officeooo:rsid="004dda86"/>
    </style:style>
    <style:style style:name="T19" style:family="text">
      <style:text-properties officeooo:rsid="0016d9ff"/>
    </style:style>
    <style:style style:name="T20" style:family="text">
      <style:text-properties officeooo:rsid="0054c909"/>
    </style:style>
    <style:style style:name="T21" style:family="text">
      <style:text-properties officeooo:rsid="005af0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lyoos – <text:span text:style-name="T3">das</text:span> Netzwerk <text:span text:style-name="T13">für</text:span> eine<text:span text:style-name="T13">n</text:span> sozialen Wandel</text:p>
      <text:p text:style-name="P1"/>
      <text:p text:style-name="P3">Diese <text:span text:style-name="T15">Internetp</text:span>lattform widmet sich der Frage, was <text:span text:style-name="T15">jeder Einzelne tun kann um unsere Welt zum Positiven zu verändern</text:span>. Es geht darum, einen Ort im Netz zu schaffen wo nachhaltige Lösungen für aktuell<text:span text:style-name="T1">e</text:span> Probleme <text:span text:style-name="T11">übersichtlich</text:span> <text:span text:style-name="T1">geteilt</text:span> werden <text:span text:style-name="T1">können</text:span>. <text:span text:style-name="T16">Ein weiterer wichtiger Aspekt dieses Projektes ist es, eine Plattform für die persönliche Entwicklung bereitzustellen. Ganz nach der Lebensweisheit von Gandhi: „Sei Du selbst die Veränderung, die Du Dir wünschst für diese Welt“. Es gibt vieles welches diesen Prozess unterstützt wie zum Beispiel Yoga, Meditation, Seminare, Bücher und noch vieles mehr. So schön diese Vielfalt auch ist, sie erschwert es manchmal das Passende zu finden. Basierend auf den Empfehlungen von Personen denen man vertraut unterstützt Elyoos das Auffinden der relevanten Informationen für die persönliche Weiterentwicklung. Ein Ziel ist es, dass Jeder von den Erfahrungen Anderer profitieren kann und sein eigenes Wissen weitergeben darf.</text:span></text:p>
      <text:p text:style-name="P2"/>
      <text:p text:style-name="P4">Weshalb nicht einfach ein bestehende <text:span text:style-name="T17">Plattform</text:span> verwenden?</text:p>
      <text:p text:style-name="P10"/>
      <text:p text:style-name="P11">Es existieren bereits <text:span text:style-name="T4">grosse</text:span> Netzwerke wie Facebook oder Google+ die für diesen Zweck verwendet werden könnten. M<text:span text:style-name="T2">einer Meinung nach sind diese Plattformen aber nur eingeschränkt geeignet für dieses Thema. Erstens gehen die relevanten Informationen oft in der Flut von allgemeinen Beiträgen unter. Zweitens sehe ich Werbung als äusserst unpassend auf einer solcher Plattform. Aus diesem Grund wird Elyoos ausschliesslich über Spenden finanziert. Die einzige Ausnahme sehe ich in Form einer Liste von wichtigen Unterstützern auf der Startseite. Ein weiterer Punkt ist, das diese Netzwerke nicht alle Funktionen bieten die meiner Ansicht nach nötig wären.</text:span></text:p>
      <text:p text:style-name="P11"/>
      <text:p text:style-name="P6">Was bereits umgesetzt <text:span text:style-name="T20">wurde</text:span></text:p>
      <text:p text:style-name="P11"/>
      <text:p text:style-name="P12">Elyoos kann von jedem der ein Benutzerkonto erstellt <text:span text:style-name="T18">hat verwendet</text:span> werden. <text:span text:style-name="T5">Folgende Funktionen werden zum Zeitpunkt dieser Kampagne angeboten:</text:span></text:p>
      <text:p text:style-name="P12"/>
      <text:list xml:id="list5167566023238503977" text:style-name="L1">
        <text:list-item>
          <text:p text:style-name="P19">Du kannst Dich mit Leuten vernetzten und sie zu <text:span text:style-name="T14">D</text:span>einen Kontakten hinzufügen.</text:p>
        </text:list-item>
        <text:list-item>
          <text:p text:style-name="P20"><text:span text:style-name="T6">T</text:span>eile <text:span text:style-name="T14">D</text:span>eine Ansichten <text:span text:style-name="T6">und schreibe Blogs</text:span>.</text:p>
        </text:list-item>
        <text:list-item>
          <text:p text:style-name="P20">Empfehle <text:span text:style-name="T9">Blogs, </text:span>Bücher, Videos oder Weblinks zu den Themen Umwelt, Gesundheit, Spiritualität, Persönliche Entwicklung, Gesellschaft, Bildung, Wirtschaft und Politik.</text:p>
        </text:list-item>
        <text:list-item>
          <text:p text:style-name="P21"><text:span text:style-name="T21">In einer übersichtlichen Darstellung werden Dir die </text:span>Beiträge <text:span text:style-name="T21">angezeigt welche</text:span> am meisten empfohlen wurden. Filtere nach Themengebiet <text:span text:style-name="T6">und finde das was Dich interessiert.</text:span></text:p>
        </text:list-item>
        <text:list-item>
          <text:p text:style-name="P21">Schreibe Nachrichten an <text:span text:style-name="T6">andere User von Elyoos.</text:span></text:p>
        </text:list-item>
      </text:list>
      <text:p text:style-name="P13"/>
      <text:p text:style-name="P13">Am besten schaust <text:span text:style-name="T7">Du</text:span> gleich selber einmal vorbei ;-)</text:p>
      <text:p text:style-name="P13"/>
      <text:p text:style-name="P7">Wofür wird das Geld benötigt?</text:p>
      <text:p text:style-name="P13"/>
      <text:p text:style-name="P14">Vor <text:span text:style-name="T7">knapp</text:span> zwei Jahren habe ich meinen Job gekünd<text:span text:style-name="T10">et</text:span> <text:span text:style-name="T7">um</text:span> mich <text:span text:style-name="T21">voll und ganz diesem Projekt zu widmen. Auch wenn ich in dieser Zeit lernte mit sehr wenig Geld auszukommen, neigt sich mein Erspartes dem Ende zu. Damit ich Elyoos weiterentwickeln und gleichzeitig meinen Lebensunterhalt bezahlen kann, bin ich nun auf Deine Hilfe angewiesen. Denn es gibt noch einiges zu tun. Zum Zeitpunkt wo ich dies schreibe befinden sich nur einige wenige Personen auf der Plattform um das Grundkonzept zu testen. Mein Ziel ist es, möglichst viele Leute zu mobilisieren die Elyoos aktiv nutzen und es mit Leben füllen. Ausserdem möchte ich in den nächsten Monaten möglichst viel Feedback und Ideen sammeln was als nächstes implementiert werden soll, nebst dem Feinschliff der bestehenden Funktionen. Folgend eine Auflistung einiger meiner Ideen:</text:span></text:p>
      <text:p text:style-name="P14"/>
      <text:list xml:id="list1262883622182564510" text:style-name="L2">
        <text:list-item>
          <text:p text:style-name="P22"><text:soft-page-break/>Alle Beiträge die zur Zeit erstellt werden sind ortsunabhängig. Doch wäre es <text:span text:style-name="T9">zum</text:span> Beispiel interessant zu wissen, was für Yoga Studios es in meiner Umgebung gibt und ob jemand den ich kenne eines davon empfohlen hat. Dazu sollen diese Informationen auf einer Karte angezeigt werden.</text:p>
        </text:list-item>
        <text:list-item>
          <text:p text:style-name="P22">Ein Forum in dem Fragen zu aktuellen Themen gestellt und diskutiert werden <text:span text:style-name="T8">können</text:span>. Ich stelle mir das so vor, das zu einer Frage Antworten geschrieben werden <text:span text:style-name="T8">und diese von anderen Usern bewertet werden</text:span>. Es <text:span text:style-name="T8">wird</text:span> die Antwort an erster Stelle erscheinen <text:span text:style-name="T8">welche die beste Bewertung erhielt.</text:span></text:p>
        </text:list-item>
        <text:list-item>
          <text:p text:style-name="P23">Im Moment ist die Seite für den deutschsprachigen Raum konzipiert. Eine Übersetzung ins Englische soll möglichst bald folgen.</text:p>
        </text:list-item>
      </text:list>
      <text:p text:style-name="P15"/>
      <text:p text:style-name="P16">Ich bin der Überzeugung, dass die Zeit reif ist für ein soziales Netzwerk das einen echten Beitrag zur Verbesserung unserer Welt leistet. <text:span text:style-name="T12">Damit dies möglich wird Danke ich Dir vielmals für Deine Unterstützung!</text:span></text:p>
      <text:p text:style-name="P16"/>
      <text:p text:style-name="P8">Über den Initiant</text:p>
      <text:p text:style-name="P16"/>
      <text:p text:style-name="P16">Ich <text:span text:style-name="T12">studierte an der Fachhochschule Rapperswil Informatik. Danach arbeitete ich einige Jahre als Softwareentwickler bei verschiedenen Firmen. Ich liebe meinen Beruf und freue mich, dass ich mein Wissen für sinnvolle Projekte einsetzten darf.</text:span></text:p>
      <text:p text:style-name="P15"/>
      <text:p text:style-name="P9">Übersicht</text:p>
      <text:p text:style-name="P17"/>
      <text:p text:style-name="P18">Elyoos ist ein soziales Netzwerk das sich der Frage widmet, <text:span text:style-name="T19">was jeder Einzelne tun kann um unsere Welt zum Positiven zu verändern. Hilf mit eine Plattform zu erschaffen die einen positiven Beitrag zur Entwicklung der Gesellschaft leis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44:37.822000000</meta:creation-date>
    <meta:generator>LibreOffice/5.1.4.2$Windows_x86 LibreOffice_project/f99d75f39f1c57ebdd7ffc5f42867c12031db97a</meta:generator>
    <dc:date>2016-08-31T08:13:11.960000000</dc:date>
    <meta:editing-duration>PT14H42M46S</meta:editing-duration>
    <meta:editing-cycles>28</meta:editing-cycles>
    <meta:print-date>2016-08-29T10:46:38.796000000</meta:print-date>
    <meta:document-statistic meta:table-count="0" meta:image-count="0" meta:object-count="0" meta:page-count="2" meta:paragraph-count="22" meta:word-count="706" meta:character-count="4705" meta:non-whitespace-character-count="4028"/>
  </office:meta>
</office:document-meta>
</file>